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0" manifest:media-type="application/vnd.sun.star.oleobject"/>
  <manifest:file-entry manifest:full-path="Object 11/settings.xml" manifest:media-type="text/xml"/>
  <manifest:file-entry manifest:full-path="Object 11/content.xml" manifest:media-type="text/xml"/>
  <manifest:file-entry manifest:full-path="Object 11/manifest.rdf" manifest:media-type="application/rdf+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tyles.xml" manifest:media-type="text/xml"/>
  <manifest:file-entry manifest:full-path="Object 11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" manifest:media-type="application/vnd.sun.star.oleobject"/>
  <manifest:file-entry manifest:full-path="Object 4" manifest:media-type="application/vnd.sun.star.oleobject"/>
  <manifest:file-entry manifest:full-path="Object 5" manifest:media-type="application/vnd.sun.star.oleobject"/>
  <manifest:file-entry manifest:full-path="Object 6" manifest:media-type="application/vnd.sun.star.oleobject"/>
  <manifest:file-entry manifest:full-path="Object 7" manifest:media-type="application/vnd.sun.star.oleobject"/>
  <manifest:file-entry manifest:full-path="Object 8" manifest:media-type="application/vnd.sun.star.oleobject"/>
  <manifest:file-entry manifest:full-path="settings.xml" manifest:media-type="text/xml"/>
  <manifest:file-entry manifest:full-path="Object 9" manifest:media-type="application/vnd.sun.star.oleobjec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7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visible-area-left="0cm" draw:visible-area-top="0cm" draw:visible-area-width="6.085cm" draw:visible-area-height="2.01cm" draw:ole-draw-aspect="1"/>
    </style:style>
    <style:style style:name="gr6" style:family="graphic" style:parent-style-name="standard">
      <style:graphic-properties draw:visible-area-left="0cm" draw:visible-area-top="0cm" draw:visible-area-width="3.139cm" draw:visible-area-height="1.005cm" draw:ole-draw-aspect="1"/>
    </style:style>
    <style:style style:name="gr7" style:family="graphic" style:parent-style-name="standard">
      <style:graphic-properties draw:visible-area-left="0cm" draw:visible-area-top="0cm" draw:visible-area-width="2.169cm" draw:visible-area-height="1.164cm" draw:ole-draw-aspect="1"/>
    </style:style>
    <style:style style:name="gr8" style:family="graphic" style:parent-style-name="standard">
      <style:graphic-properties draw:stroke="solid" svg:stroke-width="0.10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dash" draw:stroke-dash="Dash_20_1" svg:stroke-width="0.10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visible-area-left="0cm" draw:visible-area-top="0cm" draw:visible-area-width="5.838cm" draw:visible-area-height="1.481cm" draw:ole-draw-aspect="1"/>
    </style:style>
    <style:style style:name="gr13" style:family="graphic" style:parent-style-name="standard">
      <style:graphic-properties draw:visible-area-left="0cm" draw:visible-area-top="0cm" draw:visible-area-width="2.663cm" draw:visible-area-height="1.622cm" draw:ole-draw-aspect="1"/>
    </style:style>
    <style:style style:name="gr14" style:family="graphic" style:parent-style-name="standard">
      <style:graphic-properties draw:visible-area-left="0cm" draw:visible-area-top="0cm" draw:visible-area-width="0.829cm" draw:visible-area-height="0.299cm" draw:ole-draw-aspect="1"/>
    </style:style>
    <style:style style:name="gr15" style:family="graphic" style:parent-style-name="standard">
      <style:graphic-properties draw:visible-area-left="0cm" draw:visible-area-top="0cm" draw:visible-area-width="0.582cm" draw:visible-area-height="0.317cm" draw:ole-draw-aspect="1"/>
    </style:style>
    <style:style style:name="gr16" style:family="graphic" style:parent-style-name="standard">
      <style:graphic-properties draw:visible-area-left="0cm" draw:visible-area-top="0cm" draw:visible-area-width="0.723cm" draw:visible-area-height="0.246cm" draw:ole-draw-aspect="1"/>
    </style:style>
    <style:style style:name="gr17" style:family="graphic" style:parent-style-name="standard">
      <style:graphic-properties draw:visible-area-left="0cm" draw:visible-area-top="0cm" draw:visible-area-width="0.44cm" draw:visible-area-height="0.158cm" draw:ole-draw-aspect="1"/>
    </style:style>
    <style:style style:name="gr18" style:family="graphic" style:parent-style-name="standard">
      <style:graphic-properties draw:visible-area-left="0cm" draw:visible-area-top="0cm" draw:visible-area-width="1.146cm" draw:visible-area-height="0.352cm" draw:ole-draw-aspect="1"/>
    </style:style>
    <style:style style:name="pr1" style:family="presentation" style:parent-style-name="Standard-notes">
      <style:graphic-properties draw:fill-color="#ffffff" fo:min-height="12.793cm"/>
    </style:style>
    <style:style style:name="pr2" style:family="presentation" style:parent-style-name="Standard-notes">
      <style:graphic-properties draw:stroke="none" draw:fill="none" draw:fill-color="#00cc99" draw:textarea-horizontal-align="justify" draw:textarea-vertical-align="top" draw:auto-grow-height="tru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1" style:family="paragraph">
      <style:text-properties fo:font-size="12p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center" fo:text-indent="0cm"/>
    </style:style>
    <style:style style:name="P4" style:family="paragraph">
      <style:paragraph-properties fo:margin-left="0cm" fo:margin-right="0cm" fo:margin-top="0.158cm" fo:margin-bottom="0cm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00%" fo:text-indent="0cm"/>
    </style:style>
    <style:style style:name="T1" style:family="text">
      <style:text-properties fo:font-family="Arial" style:font-family-generic="swiss" style:font-pitch="variable" fo:font-size="40pt" style:font-size-asian="40pt" style:font-size-complex="40pt"/>
    </style:style>
    <style:style style:name="T2" style:family="text">
      <style:text-properties fo:font-family="Arial" style:font-family-generic="swiss" style:font-pitch="variable" fo:font-size="20pt" style:font-size-asian="20pt" style:font-size-complex="20pt"/>
    </style:style>
    <style:style style:name="T3" style:family="text">
      <style:text-properties fo:font-family="Arial" style:font-family-generic="swiss" style:font-pitch="variable" fo:font-size="16pt" style:font-size-asian="16pt" style:font-size-complex="16pt"/>
    </style:style>
    <style:style style:name="T4" style:family="text">
      <style:text-properties fo:font-family="Arial" style:font-family-generic="swiss" style:font-pitch="variable"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draw:frame draw:style-name="gr1" draw:layer="layout" svg:width="16.998cm" svg:height="2.994cm" svg:x="3.802cm" svg:y="13.80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5.399cm" svg:height="10.66cm" svg:x="2.164cm" svg:y="2.133cm" draw:page-number="1" presentation:class="page"/>
          <draw:frame presentation:style-name="pr1" draw:text-style-name="P1" draw:layer="layout" svg:width="14.463cm" svg:height="12.793cm" svg:x="2.632cm" svg:y="13.503cm" presentation:class="notes" presentation:placeholder="true">
            <draw:text-box/>
          </draw:frame>
        </presentation:notes>
      </draw:page>
      <draw:page draw:name="PowerPoint-Präsentation" draw:style-name="dp3" draw:master-page-name="Standard">
        <draw:custom-shape draw:style-name="gr3" draw:text-style-name="P2" draw:layer="layout" svg:width="14.182cm" svg:height="12.7cm" svg:x="6.985cm" svg:y="2.32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5.667cm" svg:height="1.954cm" svg:x="2.974cm" svg:y="15.452cm">
          <text:list text:style-name="L1">
            <text:list-header>
              <text:p text:style-name="P3"><text:span text:style-name="T1">Term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.832cm" svg:height="1.954cm" svg:x="15.062cm" svg:y="0.93cm">
          <text:list text:style-name="L1">
            <text:list-header>
              <text:p text:style-name="P3"><text:span text:style-name="T1">Leistu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892cm" svg:height="1.954cm" svg:x="19.479cm" svg:y="15.028cm">
          <text:list text:style-name="L1">
            <text:list-header>
              <text:p text:style-name="P3"><text:span text:style-name="T1">Kost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7.62cm" svg:height="2.329cm" svg:x="10.583cm" svg:y="15.66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7.62cm" svg:height="2.328cm" draw:transform="rotate (0.993965009010771) translate (5.73cm 10.17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7.62cm" svg:height="2.328cm" draw:transform="rotate (-1.06098565228735) translate (18.948cm 4.3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layer="layout" svg:width="15.399cm" svg:height="10.659cm" svg:x="2.165cm" svg:y="2.134cm" draw:page-number="2" presentation:class="page"/>
          <draw:frame presentation:style-name="pr2" draw:text-style-name="P2" draw:layer="layout" svg:width="14.463cm" svg:height="12.793cm" svg:x="2.632cm" svg:y="13.503cm" presentation:class="notes" presentation:user-transformed="true">
            <draw:text-box>
              <text:list text:style-name="L2">
                <text:list-header>
                  <text:p text:style-name="P4">Projektziele – magisches Dreieck</text:p>
                  <text:p text:style-name="P4"/>
                </text:list-header>
              </text:list>
            </draw:text-box>
          </draw:frame>
        </presentation:notes>
      </draw:page>
      <draw:page draw:name="page3" draw:style-name="dp3" draw:master-page-name="Standard">
        <draw:frame draw:style-name="gr5" draw:layer="layout" svg:width="19.447cm" svg:height="6.43cm" svg:x="4.326cm" svg:y="4.471cm">
          <draw:object-ole draw:class-id="E4C18D40-1CD5-101C-b325-00aa001f3168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15.399cm" svg:height="10.659cm" svg:x="2.165cm" svg:y="2.134cm" draw:page-number="3" presentation:class="page"/>
          <draw:frame presentation:style-name="pr2" draw:text-style-name="P2" draw:layer="layout" svg:width="14.463cm" svg:height="12.793cm" svg:x="2.632cm" svg:y="13.503cm" presentation:class="notes" presentation:user-transformed="true">
            <draw:text-box>
              <text:list text:style-name="L2">
                <text:list-header>
                  <text:p text:style-name="P4">Projektziele</text:p>
                  <text:p text:style-name="P4">Nach Buch PM3</text:p>
                </text:list-header>
              </text:list>
            </draw:text-box>
          </draw:frame>
        </presentation:notes>
      </draw:page>
      <draw:page draw:name="page4" draw:style-name="dp3" draw:master-page-name="Standard">
        <draw:frame draw:style-name="gr6" draw:layer="layout" svg:width="23.993cm" svg:height="7.699cm" svg:x="1.68cm" svg:y="4.714cm">
          <draw:object-ole draw:class-id="E4C18D40-1CD5-101C-b325-00aa001f3168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layer="layout" svg:width="15.399cm" svg:height="10.659cm" svg:x="2.165cm" svg:y="2.134cm" draw:page-number="4" presentation:class="page"/>
          <draw:frame presentation:style-name="pr2" draw:text-style-name="P2" draw:layer="layout" svg:width="14.463cm" svg:height="12.793cm" svg:x="2.632cm" svg:y="13.503cm" presentation:class="notes" presentation:user-transformed="true">
            <draw:text-box>
              <text:list text:style-name="L2">
                <text:list-header>
                  <text:p text:style-name="P4">Projektziele</text:p>
                  <text:p text:style-name="P4">Nach Buch PM3</text:p>
                </text:list-header>
              </text:list>
            </draw:text-box>
          </draw:frame>
        </presentation:notes>
      </draw:page>
      <draw:page draw:name="page5" draw:style-name="dp3" draw:master-page-name="Standard">
        <draw:frame draw:style-name="gr7" draw:layer="layout" svg:width="22.573cm" svg:height="12.131cm" svg:x="2.668cm" svg:y="2.245cm">
          <draw:object-ole draw:class-id="E4C18D40-1CD5-101C-b325-00aa001f3168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layer="layout" svg:width="15.399cm" svg:height="10.659cm" svg:x="2.165cm" svg:y="2.134cm" draw:page-number="5" presentation:class="page"/>
          <draw:frame presentation:style-name="pr2" draw:text-style-name="P2" draw:layer="layout" svg:width="14.463cm" svg:height="12.793cm" svg:x="2.632cm" svg:y="13.503cm" presentation:class="notes" presentation:user-transformed="true">
            <draw:text-box>
              <text:list text:style-name="L2">
                <text:list-header>
                  <text:p text:style-name="P4">Projektziele</text:p>
                  <text:p text:style-name="P4">Nach Buch PM3</text:p>
                </text:list-header>
              </text:list>
            </draw:text-box>
          </draw:frame>
        </presentation:notes>
      </draw:page>
      <draw:page draw:name="page6" draw:style-name="dp3" draw:master-page-name="Standard">
        <draw:custom-shape draw:style-name="gr8" draw:text-style-name="P2" draw:layer="layout" svg:width="17.145cm" svg:height="16.934cm" svg:x="5.292cm" svg:y="1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2.065cm" svg:height="11.853cm" svg:x="7.832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3.97cm" svg:y1="0.423cm" svg:x2="13.97cm" svg:y2="18.627cm">
          <text:p/>
        </draw:line>
        <draw:line draw:style-name="gr10" draw:text-style-name="P5" draw:layer="layout" svg:x1="0.635cm" svg:y1="9.525cm" svg:x2="26.035cm" svg:y2="9.525cm">
          <text:p/>
        </draw:line>
        <draw:custom-shape draw:style-name="gr4" draw:text-style-name="P2" draw:layer="layout" svg:width="2.466cm" svg:height="2.802cm" svg:x="1.695cm" svg:y="8.043cm">
          <text:list text:style-name="L1">
            <text:list-header>
              <text:p text:style-name="P6"><text:span text:style-name="T2">intern</text:span></text:p>
              <text:p text:style-name="P6"><text:span text:style-name="T2"/></text:p>
              <text:p text:style-name="P6"><text:span text:style-name="T2">exter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466cm" svg:height="2.802cm" svg:x="24.131cm" svg:y="8.043cm">
          <text:list text:style-name="L1">
            <text:list-header>
              <text:p text:style-name="P6"><text:span text:style-name="T2">intern</text:span></text:p>
              <text:p text:style-name="P6"><text:span text:style-name="T2"/></text:p>
              <text:p text:style-name="P6"><text:span text:style-name="T2">exter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9.26cm" svg:height="1.108cm" svg:x="4.003cm" svg:y="0.635cm">
          <text:list text:style-name="L1">
            <text:list-header>
              <text:p text:style-name="P6"><text:span text:style-name="T2">Sachliches Umfeld <text:s text:c="39"/>Soziales Umfe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3.175cm" svg:height="3.641cm" svg:x="10.583cm" svg:y="12.912cm">
          <text:list text:style-name="L1">
            <text:list-header>
              <text:p text:style-name="P6"><text:span text:style-name="T3">Direkter </text:span></text:p>
              <text:p text:style-name="P6"><text:span text:style-name="T3">Einfluss</text:span></text:p>
              <text:p text:style-name="P6"><text:span text:style-name="T3"/></text:p>
              <text:p text:style-name="P6"><text:span text:style-name="T3">Indirekter </text:span></text:p>
              <text:p text:style-name="P6"><text:span text:style-name="T3">Einflu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783cm" svg:height="2.799cm" svg:x="13.953cm" svg:y="5.292cm">
          <text:list text:style-name="L1">
            <text:list-header>
              <text:p text:style-name="P6"><text:span text:style-name="T4">Geschäftsführung</text:span></text:p>
              <text:p text:style-name="P6"><text:span text:style-name="T4"/></text:p>
              <text:p text:style-name="P6"><text:span text:style-name="T4">Mitarbeiter</text:span></text:p>
              <text:p text:style-name="P6"><text:span text:style-name="T4"/></text:p>
              <text:p text:style-name="P6"><text:span text:style-name="T4">Qualitätsbeauftragter</text:span></text:p>
              <text:p text:style-name="P6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623cm" svg:height="1.53cm" svg:x="18.212cm" svg:y="13.123cm">
          <text:list text:style-name="L1">
            <text:list-header>
              <text:p text:style-name="P6"><text:span text:style-name="T4">Mitbewerber <text:s/></text:span></text:p>
              <text:p text:style-name="P6"><text:span text:style-name="T4"/></text:p>
              <text:p text:style-name="P6"><text:span text:style-name="T4">Kund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418cm" svg:height="1.953cm" svg:x="14.176cm" svg:y="15.24cm">
          <text:list text:style-name="L1">
            <text:list-header>
              <text:p text:style-name="P6"><text:span text:style-name="T4">Lieferanten </text:span></text:p>
              <text:p text:style-name="P6"><text:span text:style-name="T4"/></text:p>
              <text:p text:style-name="P6"><text:span text:style-name="T4">Gesetzgeber, Behörden, </text:span></text:p>
              <text:p text:style-name="P6"><text:span text:style-name="T4">Institution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58cm" svg:height="0.684cm" svg:x="9.1cm" svg:y="2.752cm">
          <text:list text:style-name="L1">
            <text:list-header>
              <text:p text:style-name="P6"><text:span text:style-name="T4">Unternehmenskul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648cm" svg:height="0.684cm" svg:x="9.951cm" svg:y="6.138cm">
          <text:list text:style-name="L1">
            <text:list-header>
              <text:p text:style-name="P6"><text:span text:style-name="T4">Betriebsstät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055cm" svg:height="0.684cm" svg:x="14.402cm" svg:y="11.218cm">
          <text:list text:style-name="L1">
            <text:list-header>
              <text:p text:style-name="P6"><text:span text:style-name="T4">Freie Mitarbei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822cm" svg:height="1.953cm" svg:x="7.124cm" svg:y="13.123cm">
          <text:list text:style-name="L1">
            <text:list-header>
              <text:p text:style-name="P6"><text:span text:style-name="T4">Normen,</text:span></text:p>
              <text:p text:style-name="P6"><text:span text:style-name="T4"><text:s/></text:span><text:span text:style-name="T4">Gesetze, </text:span></text:p>
              <text:p text:style-name="P6"><text:span text:style-name="T4">Verordnungen,</text:span></text:p>
              <text:p text:style-name="P6"><text:span text:style-name="T4">Vorschrift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503cm" svg:height="1.107cm" svg:x="13.972cm" svg:y="2.117cm">
          <text:list text:style-name="L1">
            <text:list-header>
              <text:p text:style-name="P6"><text:span text:style-name="T4">Datenschutz-Beauftragter</text:span></text:p>
              <text:p text:style-name="P6"><text:span text:style-name="T4">Unternehmenskul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914cm" svg:height="1.107cm" svg:x="9.522cm" svg:y="10.372cm">
          <text:list text:style-name="L1">
            <text:list-header>
              <text:p text:style-name="P6"><text:span text:style-name="T4">Corporate Identity, </text:span></text:p>
              <text:p text:style-name="P6"><text:span text:style-name="T4">Unternehmens-Imag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5.399cm" svg:height="10.659cm" svg:x="2.165cm" svg:y="2.134cm" draw:page-number="6" presentation:class="page"/>
          <draw:frame presentation:style-name="pr2" draw:text-style-name="P2" draw:layer="layout" svg:width="14.463cm" svg:height="12.793cm" svg:x="2.632cm" svg:y="13.503cm" presentation:class="notes" presentation:user-transformed="true">
            <draw:text-box>
              <text:list text:style-name="L2">
                <text:list-header>
                  <text:p text:style-name="P4">Projektumfeld</text:p>
                  <text:p text:style-name="P4"/>
                </text:list-header>
              </text:list>
            </draw:text-box>
          </draw:frame>
        </presentation:notes>
      </draw:page>
      <draw:page draw:name="page7" draw:style-name="dp3" draw:master-page-name="Standard">
        <draw:frame draw:style-name="gr12" draw:layer="layout" svg:width="27.01cm" svg:height="6.861cm" svg:x="0cm" svg:y="5.927cm">
          <draw:object-ole draw:class-id="E4C18D40-1CD5-101C-b325-00aa001f3168"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layer="layout" svg:width="15.399cm" svg:height="10.659cm" svg:x="2.165cm" svg:y="2.134cm" draw:page-number="7" presentation:class="page"/>
          <draw:frame presentation:style-name="pr2" draw:text-style-name="P2" draw:layer="layout" svg:width="14.463cm" svg:height="12.793cm" svg:x="2.632cm" svg:y="13.503cm" presentation:class="notes" presentation:user-transformed="true">
            <draw:text-box>
              <text:list text:style-name="L2">
                <text:list-header>
                  <text:p text:style-name="P4">Linienorganisation</text:p>
                  <text:p text:style-name="P4"/>
                  <text:p text:style-name="P4"/>
                </text:list-header>
              </text:list>
            </draw:text-box>
          </draw:frame>
        </presentation:notes>
      </draw:page>
      <draw:page draw:name="page8" draw:style-name="dp3" draw:master-page-name="Standard">
        <draw:frame draw:style-name="gr13" draw:layer="layout" svg:width="26.247cm" svg:height="16.021cm" svg:x="0.635cm" svg:y="1.058cm">
          <draw:object-ole draw:class-id="E4C18D40-1CD5-101C-b325-00aa001f3168"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layer="layout" svg:width="15.399cm" svg:height="10.659cm" svg:x="2.165cm" svg:y="2.134cm" draw:page-number="8" presentation:class="page"/>
          <draw:frame presentation:style-name="pr2" draw:text-style-name="P2" draw:layer="layout" svg:width="14.463cm" svg:height="12.793cm" svg:x="2.632cm" svg:y="13.503cm" presentation:class="notes" presentation:user-transformed="true">
            <draw:text-box>
              <text:list text:style-name="L2">
                <text:list-header>
                  <text:p text:style-name="P4">Projektorganisation</text:p>
                  <text:p text:style-name="P4"/>
                </text:list-header>
              </text:list>
            </draw:text-box>
          </draw:frame>
        </presentation:notes>
      </draw:page>
      <draw:page draw:name="page9" draw:style-name="dp3" draw:master-page-name="Standard">
        <draw:frame draw:style-name="gr14" draw:layer="layout" svg:width="23.967cm" svg:height="8.687cm" svg:x="1.896cm" svg:y="4.053cm">
          <draw:object-ole draw:class-id="E4C18D40-1CD5-101C-b325-00aa001f3168"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layer="layout" svg:width="15.399cm" svg:height="10.659cm" svg:x="2.165cm" svg:y="2.134cm" draw:page-number="9" presentation:class="page"/>
          <draw:frame presentation:style-name="pr2" draw:text-style-name="P2" draw:layer="layout" svg:width="14.463cm" svg:height="12.793cm" svg:x="2.632cm" svg:y="13.503cm" presentation:class="notes" presentation:user-transformed="true">
            <draw:text-box>
              <text:list text:style-name="L2">
                <text:list-header>
                  <text:p text:style-name="P4">Projektstrukturplan, objektorientiert</text:p>
                  <text:p text:style-name="P4"/>
                </text:list-header>
              </text:list>
            </draw:text-box>
          </draw:frame>
        </presentation:notes>
      </draw:page>
      <draw:page draw:name="page10" draw:style-name="dp3" draw:master-page-name="Standard">
        <draw:frame draw:style-name="gr15" draw:layer="layout" svg:width="26.458cm" svg:height="14.477cm" svg:x="0.635cm" svg:y="1.905cm">
          <draw:object-ole draw:class-id="E4C18D40-1CD5-101C-b325-00aa001f3168"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layer="layout" svg:width="15.399cm" svg:height="10.659cm" svg:x="2.165cm" svg:y="2.134cm" draw:page-number="10" presentation:class="page"/>
          <draw:frame presentation:style-name="pr2" draw:text-style-name="P2" draw:layer="layout" svg:width="14.463cm" svg:height="12.793cm" svg:x="2.632cm" svg:y="13.503cm" presentation:class="notes" presentation:user-transformed="true">
            <draw:text-box>
              <text:list text:style-name="L2">
                <text:list-header>
                  <text:p text:style-name="P4">Projektstrukturplan, objektorientiert</text:p>
                  <text:p text:style-name="P4"/>
                </text:list-header>
              </text:list>
            </draw:text-box>
          </draw:frame>
        </presentation:notes>
      </draw:page>
      <draw:page draw:name="page11" draw:style-name="dp3" draw:master-page-name="Standard">
        <draw:frame draw:style-name="gr16" draw:layer="layout" svg:width="26.67cm" svg:height="9.123cm" svg:x="0.423cm" svg:y="4.022cm">
          <draw:object-ole draw:class-id="E4C18D40-1CD5-101C-b325-00aa001f3168"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layer="layout" svg:width="15.399cm" svg:height="10.659cm" svg:x="2.165cm" svg:y="2.134cm" draw:page-number="11" presentation:class="page"/>
          <draw:frame presentation:style-name="pr2" draw:text-style-name="P2" draw:layer="layout" svg:width="14.463cm" svg:height="12.793cm" svg:x="2.632cm" svg:y="13.503cm" presentation:class="notes" presentation:user-transformed="true">
            <draw:text-box>
              <text:list text:style-name="L2">
                <text:list-header>
                  <text:p text:style-name="P4">Projektstrukturplan, objektorientiert</text:p>
                  <text:p text:style-name="P4"/>
                </text:list-header>
              </text:list>
            </draw:text-box>
          </draw:frame>
        </presentation:notes>
      </draw:page>
      <draw:page draw:name="page12" draw:style-name="dp3" draw:master-page-name="Standard">
        <draw:frame draw:style-name="gr17" draw:layer="layout" svg:width="26.459cm" svg:height="9.543cm" svg:x="0.423cm" svg:y="5.503cm">
          <draw:object-ole draw:class-id="E4C18D40-1CD5-101C-b325-00aa001f3168"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layer="layout" svg:width="15.399cm" svg:height="10.659cm" svg:x="2.165cm" svg:y="2.134cm" draw:page-number="12" presentation:class="page"/>
          <draw:frame presentation:style-name="pr2" draw:text-style-name="P2" draw:layer="layout" svg:width="14.463cm" svg:height="12.793cm" svg:x="2.632cm" svg:y="13.503cm" presentation:class="notes" presentation:user-transformed="true">
            <draw:text-box>
              <text:list text:style-name="L2">
                <text:list-header>
                  <text:p text:style-name="P4">Projektstrukturplan, objektorientiert</text:p>
                  <text:p text:style-name="P4"/>
                </text:list-header>
              </text:list>
            </draw:text-box>
          </draw:frame>
        </presentation:notes>
      </draw:page>
      <draw:page draw:name="page13" draw:style-name="dp3" draw:master-page-name="Standard">
        <draw:frame draw:style-name="gr18" draw:layer="layout" svg:width="25.788cm" svg:height="7.955cm" svg:x="0.847cm" svg:y="4.868cm">
          <draw:object-ole draw:class-id="E4C18D40-1CD5-101C-b325-00aa001f3168"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layer="layout" svg:width="15.399cm" svg:height="10.659cm" svg:x="2.165cm" svg:y="2.134cm" draw:page-number="13" presentation:class="page"/>
          <draw:frame presentation:style-name="pr2" draw:text-style-name="P2" draw:layer="layout" svg:width="14.463cm" svg:height="12.793cm" svg:x="2.632cm" svg:y="13.503cm" presentation:class="notes" presentation:user-transformed="true">
            <draw:text-box>
              <text:list text:style-name="L2">
                <text:list-header>
                  <text:p text:style-name="P4">Projektstrukturplan, objektorientiert</text:p>
                  <text:p text:style-name="P4"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105cm" draw:distance="0.105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Times New Roman'" style:font-pitch-asian="variable" style:font-size-asian="24pt" style:font-style-asian="normal" style:font-weight-asian="normal" style:font-family-complex="'Times New Roman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Times New Roman'" style:font-pitch-asian="variable" style:font-size-asian="24pt" style:font-style-asian="normal" style:font-weight-asian="normal" style:font-family-complex="'Times New Roman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Times New Roman'" style:font-pitch-asian="variable" style:font-size-asian="12pt" style:font-style-asian="normal" style:font-weight-asian="normal" style:font-family-complex="'Times New Roman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Times New Roman'" style:font-pitch-asian="variable" style:font-size-asian="32pt" style:font-style-asian="normal" style:font-weight-asian="normal" style:font-family-complex="'Times New Roman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family-asian="'Times New Roman'" style:font-pitch-asian="variable" style:font-size-asian="28pt" style:font-style-asian="normal" style:font-weight-asian="normal" style:font-family-complex="'Times New Roman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Times New Roman'" style:font-pitch-asian="variable" style:font-size-asian="24pt" style:font-style-asian="normal" style:font-weight-asian="normal" style:font-family-complex="'Times New Roman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Times New Roman'" style:font-pitch-asian="variable" style:font-size-asian="20pt" style:font-style-asian="normal" style:font-weight-asian="normal" style:font-family-complex="'Times New Roman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Times New Roman'" style:font-pitch-asian="variable" style:font-size-asian="20pt" style:font-style-asian="normal" style:font-weight-asian="normal" style:font-family-complex="'Times New Roman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Times New Roman'" style:font-pitch-asian="variable" style:font-size-asian="20pt" style:font-style-asian="normal" style:font-weight-asian="normal" style:font-family-complex="'Times New Roman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Times New Roman'" style:font-pitch-asian="variable" style:font-size-asian="20pt" style:font-style-asian="normal" style:font-weight-asian="normal" style:font-family-complex="'Times New Roman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Times New Roman'" style:font-pitch-asian="variable" style:font-size-asian="20pt" style:font-style-asian="normal" style:font-weight-asian="normal" style:font-family-complex="'Times New Roman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'Times New Roman'" style:font-pitch-asian="variable" style:font-size-asian="20pt" style:font-style-asian="normal" style:font-weight-asian="normal" style:font-family-complex="'Times New Roman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Times New Roman'" style:font-pitch-asian="variable" style:font-size-asian="32pt" style:font-style-asian="normal" style:font-weight-asian="normal" style:font-family-complex="'Times New Roman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Times New Roman'" style:font-pitch-asian="variable" style:font-size-asian="44pt" style:font-style-asian="normal" style:font-weight-asian="normal" style:font-family-complex="'Times New Roman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73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" style:family="presentation" style:parent-style-name="Standard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3pt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64cm" svg:height="5.789cm" svg:x="1cm" svg:y="3.124cm"/>
      <draw:page-thumbnail draw:layer="backgroundobjects" svg:width="8.364cm" svg:height="5.789cm" svg:x="1cm" svg:y="11.32cm"/>
      <draw:page-thumbnail draw:layer="backgroundobjects" svg:width="8.364cm" svg:height="5.789cm" svg:x="1cm" svg:y="19.516cm"/>
      <draw:page-thumbnail draw:layer="backgroundobjects" svg:width="8.364cm" svg:height="5.789cm" svg:x="10.365cm" svg:y="3.124cm"/>
      <draw:page-thumbnail draw:layer="backgroundobjects" svg:width="8.364cm" svg:height="5.789cm" svg:x="10.365cm" svg:y="11.32cm"/>
      <draw:page-thumbnail draw:layer="backgroundobjects" svg:width="8.364cm" svg:height="5.789cm" svg:x="10.365cm" svg:y="19.516cm"/>
      <draw:frame draw:style-name="Mgr1" draw:text-style-name="MP1" draw:layer="backgroundobjects" svg:width="8.561cm" svg:height="1.4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561cm" svg:height="1.42cm" svg:x="11.168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561cm" svg:height="1.42cm" svg:x="0cm" svg:y="27.00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561cm" svg:height="1.42cm" svg:x="11.168cm" svg:y="27.009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3.389cm" svg:height="3.985cm" svg:x="2.063cm" svg:y="1.288cm" presentation:class="title" presentation:placeholder="true">
        <draw:text-box/>
      </draw:frame>
      <draw:frame presentation:style-name="Standard-outline1" draw:layer="backgroundobjects" svg:width="23.389cm" svg:height="12.785cm" svg:x="2.063cm" svg:y="5.503cm" presentation:class="outline" presentation:placeholder="true">
        <draw:text-box/>
      </draw:frame>
      <draw:frame presentation:style-name="Mpr1" draw:layer="backgroundobjects" svg:width="5.732cm" svg:height="1.277cm" svg:x="2.064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713cm" svg:height="1.277cm" svg:x="9.401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733cm" svg:height="1.277cm" svg:x="19.719cm" svg:y="17.357cm" presentation:class="page-number">
        <draw:text-box>
          <text:list text:style-name="ML1">
            <text:list-header>
              <text:p><text:page-number>&lt;Numm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73cm" svg:height="28.43cm" svg:x="0cm" svg:y="0cm">
          <text:p/>
        </draw:rect>
        <draw:frame draw:style-name="Mgr4" draw:text-style-name="MP5" draw:layer="backgroundobjects" svg:width="8.55cm" svg:height="1.421cm" svg:x="0cm" svg:y="0cm" presentation:class="header">
          <draw:text-box>
            <text:list text:style-name="ML1">
              <text:list-header>
                <text:p text:style-name="MP4"><text:span text:style-name="MT1"><presentation:header/></text:span></text:p>
              </text:list-header>
            </text:list>
          </draw:text-box>
        </draw:frame>
        <draw:frame draw:style-name="Mgr4" draw:text-style-name="MP7" draw:layer="backgroundobjects" svg:width="8.55cm" svg:height="1.421cm" svg:x="11.179cm" svg:y="0cm" presentation:class="date-time">
          <draw:text-box>
            <text:list text:style-name="ML1">
              <text:list-header>
                <text:p text:style-name="MP6"><text:span text:style-name="MT1"><presentation:date-time/></text:span></text:p>
              </text:list-header>
            </text:list>
          </draw:text-box>
        </draw:frame>
        <draw:page-thumbnail presentation:style-name="Standard-title" draw:layer="backgroundobjects" svg:width="15.399cm" svg:height="10.66cm" svg:x="2.164cm" svg:y="2.133cm" presentation:class="page"/>
        <draw:frame presentation:style-name="Standard-notes" draw:layer="backgroundobjects" svg:width="14.463cm" svg:height="12.793cm" svg:x="2.632cm" svg:y="13.503cm" presentation:class="notes" presentation:placeholder="true">
          <draw:text-box/>
        </draw:frame>
        <draw:frame draw:style-name="Mgr5" draw:text-style-name="MP5" draw:layer="backgroundobjects" svg:width="8.55cm" svg:height="1.42cm" svg:x="0cm" svg:y="27.008cm" presentation:class="footer">
          <draw:text-box>
            <text:list text:style-name="ML1">
              <text:list-header>
                <text:p text:style-name="MP4"><text:span text:style-name="MT1"><presentation:footer/></text:span></text:p>
              </text:list-header>
            </text:list>
          </draw:text-box>
        </draw:frame>
        <draw:frame draw:style-name="Mgr5" draw:text-style-name="MP7" draw:layer="backgroundobjects" svg:width="8.55cm" svg:height="1.42cm" svg:x="11.179cm" svg:y="27.008cm" presentation:class="page-number">
          <draw:text-box>
            <text:list text:style-name="ML1">
              <text:list-header>
                <text:p text:style-name="MP6"><text:span text:style-name="MT1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Administrator</meta:initial-creator>
    <meta:creation-date>2010-04-21T22:33:00</meta:creation-date>
    <dc:date>2015-05-16T14:39:55.30</dc:date>
    <meta:editing-cycles>119</meta:editing-cycles>
    <meta:document-statistic meta:object-count="83"/>
    <meta:generator>LibreOffice/3.6$Windows_x86 LibreOffice_project/e183d5b-f8ccaf6-3804794-95b4be8-895629</meta:generator>
  </office:meta>
</office:document-meta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2049f4"/>
    </style:style>
    <style:style style:name="P2" style:family="paragraph" style:parent-style-name="Standard">
      <style:text-properties fo:font-size="14pt" fo:font-style="italic" officeooo:paragraph-rsid="002049f4" style:font-size-asian="14pt" style:font-style-asian="italic" style:font-size-complex="14pt" style:font-style-complex="italic"/>
    </style:style>
    <style:style style:name="T1" style:family="text">
      <style:text-properties fo:font-size="14pt" fo:font-style="italic" fo:font-weight="normal" officeooo:rsid="001b02c9" style:font-size-asian="14pt" style:font-style-asian="italic" style:font-size-complex="14pt" style:font-style-complex="italic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weight="normal" officeooo:rsid="000244bc"/>
    </style:style>
    <style:style style:name="T4" style:family="text">
      <style:text-properties fo:font-weight="normal" officeooo:rsid="001b02c9"/>
    </style:style>
    <style:style style:name="T5" style:family="text">
      <style:text-properties fo:font-weight="normal" officeooo:rsid="001b9c15"/>
    </style:style>
    <style:style style:name="T6" style:family="text">
      <style:text-properties fo:font-weight="normal" officeooo:rsid="002049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C</text:span><text:span text:style-name="T4">opyright </text:span><text:span text:style-name="T5">20</text:span><text:span text:style-name="T6">1</text:span><text:span text:style-name="T5">0</text:span><text:span text:style-name="T4">-2015 Rolf Hemmerling</text:span></text:p>
      <text:p text:style-name="P1"><text:span text:style-name="T1">Licensed under the </text:span><text:span text:style-name="T2">"Creative Commons Attribution-ShareAlike 4.0 International License"</text:span></text:p>
    </office:tex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fo:language="de" fo:country="DE" style:font-name-asian="Arial1" style:font-size-asian="12pt" style:language-asian="ja" style:country-asian="JP" style:font-name-complex="Arial1" style:font-size-complex="12pt" style:language-complex="fa" style:country-complex="IR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